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
      <style:text-properties fo:font-weight="normal" style:font-weight-asian="normal" style:font-weight-complex="normal"/>
    </style:style>
    <style:style style:name="P5" style:family="paragraph" style:parent-style-name="Heading_20_3">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text-properties fo:font-weight="normal" style:font-weight-asian="normal" style:font-weight-complex="normal"/>
    </style:style>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paragraph-properties fo:margin-top="0cm" fo:margin-bottom="0cm"/>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urpose</text:p>
      <text:p text:style-name="Standard">The National Archives of Australia has a requirement to select a long term preservation format for video content.</text:p>
      <text:p text:style-name="Standard"/>
      <text:p text:style-name="P4">Scope</text:p>
      <text:p text:style-name="Standard">This document discusses requirements for a long term preservation digital file format. This is completely separate to a format for digitisation work or access.</text:p>
      <text:p text:style-name="Standard"/>
      <text:p text:style-name="Heading">Definition</text:p>
      <text:p text:style-name="Standard">Digital video is unique in that it is not made of up a single data format, such as an image or audio file. Instead, it is made of up three distinct and separate components:</text:p>
      <text:p text:style-name="Standard"/>
      <text:p text:style-name="Standard">Images:</text:p>
      <text:p text:style-name="P2">Multiple images are played in fast succession called the frame rate (generally 25 per second) to create the moving picture.</text:p>
      <text:p text:style-name="P2"/>
      <text:p text:style-name="Standard">Audio streams:</text:p>
      <text:p text:style-name="P2">The audio layer provides sound to accompany the images, and may be multiple channels.</text:p>
      <text:p text:style-name="P2"/>
      <text:p text:style-name="Standard">Container format:</text:p>
      <text:p text:style-name="Standard"><text:span text:style-name="T3">The container format</text:span><text:span text:style-name="T3"><text:note text:id="ftn1"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3"> is a wrapper which </text:span>describes how data and meta-data is stored. It <text:span text:style-name="T3">joins the image and audio layers together to form a single file. It also contains important information regarding the video such as required frame rate as well as metadata.</text:span></text:p>
      <text:p text:style-name="P2"/>
      <text:p text:style-name="Heading">Data Sources</text:p>
      <text:p text:style-name="P2">Digital video coming to the NAA will primarily come from two sources, either external agencies in a variety of formats or internally as digitised video.</text:p>
      <text:p text:style-name="Standard"/>
      <text:p text:style-name="Standard">Video tends to be magnitudes larger that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p text:style-name="Heading">Process</text:p>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p text:style-name="Heading">Access copy</text:p>
      <text:p text:style-name="P1"><text:span text:style-name="T3">An access copy may be required to be created from the original file. This format has no bearing on </text:span><text:soft-page-break/><text:span text:style-name="T3">the long term preservation format, except for the requirement to be able to transcode from one </text:span><text:span text:style-name="T3">format to another.</text:span></text:p>
      <text:p text:style-name="Standard"/>
      <text:p text:style-name="Heading">Requirements</text:p>
      <text:h text:style-name="Heading_20_1" text:outline-level="1">Digital Format</text:h>
      <text:p text:style-name="Standard">The digital preservation guidelines for selecting a suitable format include the following:</text:p>
      <text:p text:style-name="Standard"/>
      <text:p text:style-name="Standard">Community developed</text:p>
      <text:p text:style-name="Standard">Multiple implementations</text:p>
      <text:p text:style-name="Standard">Openly specified</text:p>
      <text:p text:style-name="Standard">Patent<text:note text:id="ftn2" text:note-class="footnote"><text:note-citation>2</text:note-citation><text:note-body><text:p text:style-name="Footnote"><text:a xlink:type="simple" xlink:href="http://en.wikipedia.org/wiki/Software_patent">http://en.wikipedia.org/wiki/Software_patent</text:a></text:p></text:note-body></text:note> and royalty free</text:p>
      <text:p text:style-name="Standard"/>
      <text:p text:style-name="Standard">Each of these aspects plays an important role in ensuring that data will be accessible long term. Any format which is chosen should pass each of these requirements.</text:p>
      <text:p text:style-name="P1"/>
      <text:p text:style-name="P2">The primary function of a preservation format however, is to be a true representation of the original record. While migration between formats is acceptable, it must not lose any information in the process.</text:p>
      <text:p text:style-name="P1"/>
      <text:h text:style-name="Heading_20_1" text:outline-level="1">Video Specific Requirements</text:h>
      <text:p text:style-name="P2">NAA has certain requirements for the video format as it will also be used for long term preservation of digitised data, not just born digital.</text:p>
      <text:p text:style-name="P2"/>
      <text:p text:style-name="P2">There must be no loss of information.</text:p>
      <text:p text:style-name="P2">It must preserve the correct colour space.</text:p>
      <text:p text:style-name="P2">The required frame rate must be preserved.</text:p>
      <text:p text:style-name="P2">The original resolution must be maintained.</text:p>
      <text:p text:style-name="P2">Metadata?</text:p>
      <text:p text:style-name="P2">Bitrate?</text:p>
      <text:p text:style-name="P2"/>
      <text:h text:style-name="Heading_20_2" text:outline-level="2">Compression</text:h>
      <text:p text:style-name="P2">Compression does not mean that information is lost. A file can be compressed without any loss (lossless) or with varying degrees of loss (lossy). Of course, a file may also be not compressed at all.</text:p>
      <text:p text:style-name="P2"/>
      <text:p text:style-name="P2">Lossless compression<text:note text:id="ftn3" text:note-class="footnote"><text:note-citation>3</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4" text:note-class="footnote"><text:note-citation>4</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y compressed and non-compressed data is suitable for use as an archival master. Therefore <text:soft-page-break/>any lossy formats have automatically been excluded.</text:p>
      <text:p text:style-name="P2"/>
      <text:h text:style-name="Heading_20_2" text:outline-level="2">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be detrimental to the record as the encoder must up-scale the video, which entails guessing what should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p text:style-name="Heading">Options</text:p>
      <text:h text:style-name="Heading_20_1" text:outline-level="1">Lossless Video Options</text:h>
      <text:p text:style-name="P2">There are a number of lossless video codecs in existence, however not all of these will meet our format requirements.</text:p>
      <text:p text:style-name="Standard"/>
      <text:list xml:id="list1626294495" text:style-name="L1">
        <text:list-item>
          <text:p text:style-name="P7">Alpary</text:p>
        </text:list-item>
        <text:list-item>
          <text:p text:style-name="P7">ArithYuv</text:p>
        </text:list-item>
        <text:list-item>
          <text:p text:style-name="P7">AVIzlib</text:p>
        </text:list-item>
        <text:list-item>
          <text:p text:style-name="P7">CamStudio GZIP</text:p>
        </text:list-item>
        <text:list-item>
          <text:p text:style-name="P7">CorePNG</text:p>
        </text:list-item>
        <text:list-item>
          <text:p text:style-name="P7">Dirac<text:note text:id="ftn31" text:note-class="footnote"><text:note-citation>5</text:note-citation><text:note-body><text:p text:style-name="Footnote"><text:a xlink:type="simple" xlink:href="http://en.wikipedia.org/wiki/Dirac_%28codec%29">http://en.wikipedia.org/wiki/Dirac_%28codec%29</text:a></text:p></text:note-body></text:note></text:p>
        </text:list-item>
        <text:list-item>
          <text:p text:style-name="P7">FastCodec</text:p>
        </text:list-item>
        <text:list-item>
          <text:p text:style-name="P7">FFV1<text:note text:id="ftn30" text:note-class="footnote"><text:note-citation>6</text:note-citation><text:note-body><text:p text:style-name="Footnote"><text:a xlink:type="simple" xlink:href="http://en.wikipedia.org/wiki/FFV1">http://en.wikipedia.org/wiki/FFV1</text:a></text:p></text:note-body></text:note> (FF video codec 1)</text:p>
        </text:list-item>
        <text:list-item>
          <text:p text:style-name="P7">H.264<text:note text:id="ftn0" text:note-class="footnote"><text:note-citation>7</text:note-citation><text:note-body><text:p text:style-name="Footnote"><text:a xlink:type="simple" xlink:href="http://en.wikipedia.org/wiki/H.264">http://en.wikipedia.org/wiki/H.264</text:a></text:p></text:note-body></text:note> (MPEG-4 part 10)</text:p>
        </text:list-item>
        <text:list-item>
          <text:p text:style-name="P7">Huffyuv<text:note text:id="ftn32" text:note-class="footnote"><text:note-citation>8</text:note-citation><text:note-body><text:p text:style-name="Footnote"><text:a xlink:type="simple" xlink:href="http://en.wikipedia.org/wiki/Huffyuv">http://en.wikipedia.org/wiki/Huffyuv</text:a></text:p></text:note-body></text:note></text:p>
        </text:list-item>
        <text:list-item>
          <text:p text:style-name="P7">JPEG 2000 (Lossless when using the 5/3 filter, intra-frame video coding)</text:p>
        </text:list-item>
        <text:list-item>
          <text:p text:style-name="P7">Lagarith<text:note text:id="ftn29" text:note-class="footnote"><text:note-citation>9</text:note-citation><text:note-body><text:p text:style-name="Footnote"><text:a xlink:type="simple" xlink:href="http://en.wikipedia.org/wiki/Lagarith">http://en.wikipedia.org/wiki/Lagarith</text:a></text:p></text:note-body></text:note> (Improved fork of Huffyuv)</text:p>
        </text:list-item>
        <text:list-item>
          <text:p text:style-name="P7"><text:soft-page-break/>LCL</text:p>
        </text:list-item>
        <text:list-item>
          <text:p text:style-name="P7">LOCO</text:p>
        </text:list-item>
        <text:list-item>
          <text:p text:style-name="P7">LZO</text:p>
        </text:list-item>
        <text:list-item>
          <text:p text:style-name="P7">MSU Lossless Video Codec </text:p>
        </text:list-item>
        <text:list-item>
          <text:p text:style-name="P7">PICVideo</text:p>
        </text:list-item>
        <text:list-item>
          <text:p text:style-name="P7">SheerVideo</text:p>
        </text:list-item>
        <text:list-item>
          <text:p text:style-name="P7">Snow</text:p>
        </text:list-item>
        <text:list-item>
          <text:p text:style-name="P7">TSCC (TechSmith Screen Capture Codec)</text:p>
        </text:list-item>
        <text:list-item>
          <text:p text:style-name="P7">YULS</text:p>
        </text:list-item>
        <text:list-item>
          <text:p text:style-name="P7">ZMBV(Zip Motion Block Video) Codec</text:p>
        </text:list-item>
      </text:list>
      <text:p text:style-name="Standard"/>
      <text:h text:style-name="Heading_20_2" text:outline-level="2">Open Lossless Video Options</text:h>
      <text:p text:style-name="Standard">Research suggests that only a handful of these are openly specified, including:</text:p>
      <text:p text:style-name="Standard"/>
      <text:list xml:id="list1326606719" text:continue-numbering="true" text:style-name="L1">
        <text:list-item>
          <text:p text:style-name="P7">Dirac</text:p>
        </text:list-item>
        <text:list-item>
          <text:p text:style-name="P7">FFV1</text:p>
        </text:list-item>
        <text:list-item>
          <text:p text:style-name="P7">H.264</text:p>
        </text:list-item>
        <text:list-item>
          <text:p text:style-name="P7">Huffyyuv</text:p>
        </text:list-item>
        <text:list-item>
          <text:p text:style-name="P7">JPEG 2000</text:p>
        </text:list-item>
        <text:list-item>
          <text:p text:style-name="P7">Lagarith</text:p>
        </text:list-item>
      </text:list>
      <text:h text:style-name="Heading_20_2" text:outline-level="2">Non-Patent Encumbered Lossless Video Options</text:h>
      <text:p text:style-name="Text_20_body">When it comes to video, most data formats make use of some patented technology. The ISO approved MPEG standards are very heavily patented<text:note text:id="ftn27" text:note-class="footnote"><text:note-citation>10</text:note-citation><text:note-body><text:p text:style-name="Footnote"><text:a xlink:type="simple" xlink:href="http://en.wikipedia.org/wiki/MPEG_Licensing_Authority">http://en.wikipedia.org/wiki/MPEG_Licensing_Authority</text:a></text:p></text:note-body></text:note> and therefore unsuitable for use as a preservation format.</text:p>
      <text:p text:style-name="Text_20_body"/>
      <text:p text:style-name="Text_20_body">H.264</text:p>
      <text:p text:style-name="Text_20_body">This includes codecs such as H.264 standard (which is heavily patented<text:note text:id="ftn22" text:note-class="footnote"><text:note-citation>11</text:note-citation><text:note-body><text:p text:style-name="Footnote"><text:a xlink:type="simple" xlink:href="http://www.mpegla.com/main/programs/AVC/Pages/Intro.aspx">http://www.mpegla.com/main/programs/AVC/Pages/Intro.aspx</text:a></text:p></text:note-body></text:note>), </text:p>
      <text:p text:style-name="Text_20_body">Indeed, recently companies such as AT&amp;T have been suing various companies<text:note text:id="ftn28" text:note-class="footnote"><text:note-citation>12</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FFV1 uses arithmetic coding, parts of which may be patented<text:note text:id="ftn33" text:note-class="footnote"><text:note-citation>13</text:note-citation><text:note-body><text:p text:style-name="Footnote"><text:a xlink:type="simple" xlink:href="http://en.wikipedia.org/wiki/Arithmetic_coding#US_patents_on_arithmetic_coding">http://en.wikipedia.org/wiki/Arithmetic_coding#US_patents_on_arithmetic_coding</text:a></text:p></text:note-body></text:note>.</text:p>
      <text:h text:style-name="Heading_20_3" text:outline-level="3">Dirac</text:h>
      <text:p text:style-name="Text_20_body">The Dirac codec has been created by the BBC for a wide range of uses from lossy streaming to <text:soft-page-break/>lossless preservation. It employs wavelet compression<text:note text:id="ftn47" text:note-class="footnote"><text:note-citation>14</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containers.</text:p>
      <text:h text:style-name="Heading_20_4" text:outline-level="4">Community developed</text:h>
      <text:p text:style-name="Text_20_body">Dirac was created by the BBC, which is prohibited from distorting markets. The format has been designed for widestream adoption</text:p>
      <text:h text:style-name="Heading_20_4" text:outline-level="4">Multiple implementations</text:h>
      <text:p text:style-name="Text_20_body">There are presently several implementations<text:note text:id="ftn40" text:note-class="footnote"><text:note-citation>15</text:note-citation><text:note-body><text:p text:style-name="Footnote"><text:a xlink:type="simple" xlink:href="http://www.bbc.co.uk/rd/projects/dirac/implementations.shtml">http://www.bbc.co.uk/rd/projects/dirac/implementations.shtml</text:a></text:p></text:note-body></text:note> for encoding and decoding Dirac, all of this are cross-platform free software tools<text:note text:id="ftn36" text:note-class="footnote"><text:note-citation>16</text:note-citation><text:note-body><text:p text:style-name="Footnote"><text:a xlink:type="simple" xlink:href="http://diracvideo.org/wiki/index.php/Dirac_Compatibility_Matrix">http://diracvideo.org/wiki/index.php/Dirac_Compatibility_Matrix</text:a></text:p></text:note-body></text:note>. The two main encoders are Dirac and Shroedinger, and support also exists in GStreamer, FFMpeg, VLC, Quicktime and MPlayer to name just a few. There are also ports to <text:s/>native Java<text:note text:id="ftn38" text:note-class="footnote"><text:note-citation>17</text:note-citation><text:note-body><text:p text:style-name="Footnote"><text:a xlink:type="simple" xlink:href="http://code.google.com/p/google-summer-of-code-2008-dirac/">http://code.google.com/p/google-summer-of-code-2008-dirac/</text:a></text:p></text:note-body></text:note> Mono/.NET<text:note text:id="ftn39" text:note-class="footnote"><text:note-citation>18</text:note-citation><text:note-body><text:p text:style-name="Footnote"><text:a xlink:type="simple" xlink:href="http://www.mono-project.com/StudentProjects#Dirac_Support">http://www.mono-project.com/StudentProjects#Dirac_Support</text:a></text:p></text:note-body></text:note> and VHDL<text:note text:id="ftn37" text:note-class="footnote"><text:note-citation>19</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45" text:note-class="footnote"><text:note-citation>20</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1" text:note-class="footnote"><text:note-citation>21</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text:p>
      <text:h text:style-name="Heading_20_4" text:outline-level="4">Openly specified</text:h>
      <text:p text:style-name="Text_20_body">The Dirac algorithm<text:note text:id="ftn42" text:note-class="footnote"><text:note-citation>22</text:note-citation><text:note-body><text:p text:style-name="Footnote"><text:a xlink:type="simple" xlink:href="http://diracvideo.org/wiki/index.php/Dirac_Algorithm">http://diracvideo.org/wiki/index.php/Dirac_Algorithm</text:a></text:p></text:note-body></text:note> is openly specified, although it is not currently an ISO standard. It is free for anyone to implement and use. Several documents exist<text:note text:id="ftn43" text:note-class="footnote"><text:note-citation>2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4" text:outline-level="4">Patent and royalty free</text:h>
      <text:p text:style-name="Text_20_body">While the Dirac codec uses arithmetic coding (which is heavily patented<text:note text:id="ftn46" text:note-class="footnote"><text:note-citation>2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violating any existing patents,<text:note text:id="ftn34" text:note-class="footnote"><text:note-citation>25</text:note-citation><text:note-body><text:p text:style-name="Footnote"><text:a xlink:type="simple" xlink:href="http://lwn.net/Articles/272973/">http://lwn.net/Articles/272973/</text:a></text:p></text:note-body></text:note> stating that there is no patent on the idea of arithmetic coding, just some of the implementations thereof. Indeed, most patents have also expired in 1998. Further to this, the BBC guarantees to work around any patent issue that might arise<text:note text:id="ftn35" text:note-class="footnote"><text:note-citation>2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text:soft-page-break/></text:p>
      <text:p text:style-name="Text_20_body">In addition to being patent free, the BBC will not charge royalties<text:note text:id="ftn44" text:note-class="footnote"><text:note-citation>2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p text:style-name="Text_20_body"/>
      <text:h text:style-name="Heading_20_2" text:outline-level="2">Recommended Video Codec</text:h>
      <text:p text:style-name="Text_20_body">The only video codec which meets all of the NAA requirements for a long term digital preservation format is Dirac.</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1" text:outline-level="1">Lossless Audio Options</text:h>
      <text:p text:style-name="P2">The NAA has already chosen a data format for the preservation of audio, namely FLAC<text:note text:id="ftn5" text:note-class="footnote"><text:note-citation>28</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960460303" text:style-name="L2">
        <text:list-item>
          <text:p text:style-name="P8">Apple Lossless – ALAC (Apple Lossless Audio Codec)</text:p>
        </text:list-item>
        <text:list-item>
          <text:p text:style-name="P8">apt-X Lossless</text:p>
        </text:list-item>
        <text:list-item>
          <text:p text:style-name="P8">ATRAC Advanced Lossless</text:p>
        </text:list-item>
        <text:list-item>
          <text:p text:style-name="P8">Audio Lossless Coding – also known as MPEG-4 ALS</text:p>
        </text:list-item>
        <text:list-item>
          <text:p text:style-name="P8">Direct Stream Transfer – DST</text:p>
        </text:list-item>
        <text:list-item>
          <text:p text:style-name="P8">Dolby TrueHD</text:p>
        </text:list-item>
        <text:list-item>
          <text:p text:style-name="P8">DTS-HD Master Audio</text:p>
        </text:list-item>
        <text:list-item>
          <text:p text:style-name="P8">Free Lossless Audio Codec – FLAC</text:p>
        </text:list-item>
        <text:list-item>
          <text:p text:style-name="P8">Lossless Audio (LA)</text:p>
        </text:list-item>
        <text:list-item>
          <text:p text:style-name="P8">Lossless Predictive Audio Compression</text:p>
        </text:list-item>
        <text:list-item>
          <text:p text:style-name="P8">Meridian Lossless Packing – MLP</text:p>
        </text:list-item>
        <text:list-item>
          <text:p text:style-name="P8">MPEG-4 Audio Lossless Encoding (MPEG-4 ALS)</text:p>
        </text:list-item>
        <text:list-item>
          <text:p text:style-name="P8">MPEG-4 MPEG-4 Scalable Lossless Encoding (MPEG-4 SLS also used in HD-AAC)</text:p>
        </text:list-item>
        <text:list-item>
          <text:p text:style-name="P8">Monkey's Audio – Monkey's Audio APE</text:p>
        </text:list-item>
        <text:list-item>
          <text:p text:style-name="P8">OptimFROG</text:p>
        </text:list-item>
        <text:list-item>
          <text:p text:style-name="P8">RealPlayer – RealAudio Lossless</text:p>
        </text:list-item>
        <text:list-item>
          <text:p text:style-name="P8">Shorten – SHN</text:p>
        </text:list-item>
        <text:list-item>
          <text:p text:style-name="P8">TTA – True Audio Lossless</text:p>
        </text:list-item>
        <text:list-item>
          <text:p text:style-name="P8"><text:soft-page-break/>WAV – WAVE (Waveform Audio File Format)</text:p>
        </text:list-item>
        <text:list-item>
          <text:p text:style-name="P8">WavPack – WavPack lossless</text:p>
        </text:list-item>
        <text:list-item>
          <text:p text:style-name="P8">WMA Lossless – Windows Media Lossless</text:p>
        </text:list-item>
      </text:list>
      <text:p text:style-name="Text_20_body"/>
      <text:h text:style-name="Heading_20_2" text:outline-level="2">Open Lossless audio options</text:h>
      <text:p text:style-name="Standard">Research suggests that only a handful of these are openly specified, including:</text:p>
      <text:p text:style-name="Standard"/>
      <text:list xml:id="list294857668" text:continue-list="list1326606719" text:style-name="L1">
        <text:list-item>
          <text:p text:style-name="P7">FLAC</text:p>
        </text:list-item>
        <text:list-item>
          <text:p text:style-name="P7">TTA</text:p>
        </text:list-item>
        <text:list-item>
          <text:p text:style-name="P7">WAV</text:p>
        </text:list-item>
        <text:list-item>
          <text:p text:style-name="P7">WavPack</text:p>
        </text:list-item>
      </text:list>
      <text:h text:style-name="Heading_20_1" text:outline-level="1">Container options</text:h>
      <text:p text:style-name="Text_20_body">Some container formats are based on the ISO base media file format<text:note text:id="ftn6" text:note-class="footnote"><text:note-citation>29</text:note-citation><text:note-body><text:p text:style-name="Footnote"><text:a xlink:type="simple" xlink:href="http://en.wikipedia.org/wiki/ISO_base_media_file_format">http://en.wikipedia.org/wiki/ISO_base_media_file_format</text:a></text:p></text:note-body></text:note> (ISO/IEC 14496-12) which is known as MPEG-4 Part 12<text:note text:id="ftn7" text:note-class="footnote"><text:note-citation>30</text:note-citation><text:note-body><text:p text:style-name="Footnote"><text:a xlink:type="simple" xlink:href="http://en.wikipedia.org/wiki/MPEG-4_Part_12">http://en.wikipedia.org/wiki/MPEG-4_Part_12</text:a></text:p></text:note-body></text:note> (MP4 version 1) and was directly based on Apple's Quicktime container format<text:note text:id="ftn8" text:note-class="footnote"><text:note-citation>31</text:note-citation><text:note-body><text:p text:style-name="Footnote"><text:a xlink:type="simple" xlink:href="http://en.wikipedia.org/wiki/QuickTime#QuickTime_file_format">http://en.wikipedia.org/wiki/QuickTime#QuickTime_file_format</text:a></text:p></text:note-body></text:note> (MOV).</text:p>
      <text:p text:style-name="Text_20_body"/>
      <text:p text:style-name="Text_20_body">The file format for JPEG2000 Part 12 (ISO/IEC 15444-12) is exactly the same standard as MP4.</text:p>
      <text:p text:style-name="Text_20_body"/>
      <text:p text:style-name="Text_20_body">The MP4<text:note text:id="ftn9" text:note-class="footnote"><text:note-citation>32</text:note-citation><text:note-body><text:p text:style-name="Footnote"><text:a xlink:type="simple" xlink:href="http://en.wikipedia.org/wiki/MP4">http://en.wikipedia.org/wiki/MP4</text:a></text:p></text:note-body></text:note> version 2 format (ISO/IEC 14496-14) is part of MPEG-4 Part 14<text:note text:id="ftn10" text:note-class="footnote"><text:note-citation>33</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11" text:note-class="footnote"><text:note-citation>34</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4">may</text:span> be openly specified, but it is not guaranteed as they extend some or all of the original standard. Their patent status is also not necessarily known.</text:p>
      <text:p text:style-name="Text_20_body"/>
      <text:list xml:id="list222977741" text:continue-numbering="true" text:style-name="L1">
        <text:list-item>
          <text:p text:style-name="P7">3GP/3G2 (ISO base media file format)</text:p>
        </text:list-item>
        <text:list-item>
          <text:p text:style-name="P7">ASF - Advanced Systems Format (Microsoft)</text:p>
        </text:list-item>
        <text:list-item>
          <text:p text:style-name="P9">AVI - Audio Video Interleave (Microsoft)</text:p>
        </text:list-item>
        <text:list-item>
          <text:p text:style-name="P7"><text:soft-page-break/>DIVX/DMF<text:note text:id="ftn12" text:note-class="footnote"><text:note-citation>35</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7">F4V</text:p>
        </text:list-item>
        <text:list-item>
          <text:p text:style-name="P7">FLV<text:note text:id="ftn13" text:note-class="footnote"><text:note-citation>36</text:note-citation><text:note-body><text:p text:style-name="Footnote"><text:a xlink:type="simple" xlink:href="http://en.wikipedia.org/wiki/Flash_Video">http://en.wikipedia.org/wiki/Flash_Video</text:a></text:p></text:note-body></text:note> – Flash Video</text:p>
        </text:list-item>
        <text:list-item>
          <text:p text:style-name="P7">GFX<text:note text:id="ftn14" text:note-class="footnote"><text:note-citation>37</text:note-citation><text:note-body><text:p text:style-name="Footnote"><text:a xlink:type="simple" xlink:href="http://en.wikipedia.org/wiki/GXF">http://en.wikipedia.org/wiki/GXF</text:a></text:p></text:note-body></text:note> – General Exchange Format</text:p>
        </text:list-item>
        <text:list-item>
          <text:p text:style-name="P7">MKV<text:note text:id="ftn15" text:note-class="footnote"><text:note-citation>38</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7">MJ2</text:p>
        </text:list-item>
        <text:list-item>
          <text:p text:style-name="P7">MOV/QT - Quicktime</text:p>
        </text:list-item>
        <text:list-item>
          <text:p text:style-name="P7">MP4 (ISO base media file format)<text:note text:id="ftn16" text:note-class="footnote"><text:note-citation>39</text:note-citation><text:note-body><text:p text:style-name="Footnote"><text:a xlink:type="simple" xlink:href="http://www.mp4ra.org/specs.html">http://www.mp4ra.org/specs.html</text:a></text:p></text:note-body></text:note></text:p>
        </text:list-item>
        <text:list-item>
          <text:p text:style-name="P7">MPEG</text:p>
        </text:list-item>
        <text:list-item>
          <text:p text:style-name="P7">MXF – Material Exchange Format</text:p>
        </text:list-item>
        <text:list-item>
          <text:p text:style-name="P7">Ogg<text:note text:id="ftn17" text:note-class="footnote"><text:note-citation>40</text:note-citation><text:note-body><text:p text:style-name="Footnote"><text:a xlink:type="simple" xlink:href="http://xiph.org/ogg/">http://xiph.org/ogg/</text:a></text:p></text:note-body></text:note></text:p>
        </text:list-item>
        <text:list-item>
          <text:p text:style-name="P7">RM - RealMedia</text:p>
        </text:list-item>
        <text:list-item>
          <text:p text:style-name="P7">WMA</text:p>
        </text:list-item>
        <text:list-item>
          <text:p text:style-name="P7">WMV</text:p>
        </text:list-item>
      </text:list>
      <text:h text:style-name="Heading_20_2" text:outline-level="2">Open Container Options</text:h>
      <text:p text:style-name="Standard">Research suggests that only a handful of these are openly specified, including:</text:p>
      <text:p text:style-name="Standard"/>
      <text:list xml:id="list379144082" text:continue-numbering="true" text:style-name="L1">
        <text:list-item>
          <text:p text:style-name="P7">FLV</text:p>
        </text:list-item>
        <text:list-item>
          <text:p text:style-name="P7">GXF<text:note text:id="ftn18" text:note-class="footnote"><text:note-citation>41</text:note-citation><text:note-body><text:p text:style-name="Footnote"><text:a xlink:type="simple" xlink:href="http://www.ebu.ch/en/technical/trev/trev_291-edge.pdf">http://www.ebu.ch/en/technical/trev/trev_291-edge.pdf</text:a></text:p></text:note-body></text:note></text:p>
        </text:list-item>
        <text:list-item>
          <text:p text:style-name="P7">MKV<text:note text:id="ftn19" text:note-class="footnote"><text:note-citation>42</text:note-citation><text:note-body><text:p text:style-name="Footnote"><text:a xlink:type="simple" xlink:href="http://matroska.org/technical/specs/index.html">http://matroska.org/technical/specs/index.html</text:a></text:p></text:note-body></text:note></text:p>
        </text:list-item>
        <text:list-item>
          <text:p text:style-name="P7">MJ2</text:p>
        </text:list-item>
        <text:list-item>
          <text:p text:style-name="P7">MP4</text:p>
        </text:list-item>
        <text:list-item>
          <text:p text:style-name="P7">MXF<text:note text:id="ftn20" text:note-class="footnote"><text:note-citation>43</text:note-citation><text:note-body><text:p text:style-name="Footnote"><text:a xlink:type="simple" xlink:href="http://www.smpte.org/smpte_store/standards/">http://www.smpte.org/smpte_store/standards/</text:a></text:p></text:note-body></text:note></text:p>
        </text:list-item>
        <text:list-item>
          <text:p text:style-name="P7">NUT</text:p>
        </text:list-item>
        <text:list-item>
          <text:p text:style-name="P7">Ogg<text:note text:id="ftn21" text:note-class="footnote"><text:note-citation>44</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1" text:outline-level="1"><text:soft-page-break/>Assessing Format Requirements Suitability</text:h>
      <text:h text:style-name="Heading_20_2" text:outline-level="2">Video</text:h>
      <text:h text:style-name="Heading_20_3" text:outline-level="3">Community developed</text:h>
      <text:h text:style-name="Heading_20_3" text:outline-level="3">Openly specified</text:h>
      <text:h text:style-name="Heading_20_3" text:outline-level="3">Patent and royalty free</text:h>
      <text:h text:style-name="Heading_20_3" text:outline-level="3">Multiple implementations</text:h>
      <text:p text:style-name="Text_20_body"/>
      <text:h text:style-name="Heading_20_2" text:outline-level="2">Audio</text:h>
      <text:h text:style-name="Heading_20_3" text:outline-level="3">Community developed</text:h>
      <text:h text:style-name="Heading_20_3" text:outline-level="3">Openly specified</text:h>
      <text:h text:style-name="Heading_20_3" text:outline-level="3">Patent and royalty free</text:h>
      <text:h text:style-name="Heading_20_3" text:outline-level="3">Multiple implementations</text:h>
      <text:p text:style-name="Text_20_body"/>
      <text:h text:style-name="Heading_20_2" text:outline-level="2">Container</text:h>
      <text:h text:style-name="Heading_20_3" text:outline-level="3">Community developed</text:h>
      <text:h text:style-name="Heading_20_3" text:outline-level="3">Openly specified</text:h>
      <text:h text:style-name="Heading_20_3" text:outline-level="3">Patent and royalty free</text:h>
      <text:h text:style-name="Heading_20_3" text:outline-level="3">Multiple implementations</text:h>
      <text:p text:style-name="P2"/>
      <text:p text:style-name="P2">A format for long term preservation is only suitable if it is royalty free and not patent encumbered. Unfortunately, numerous patents cover various aspects of video data formats.</text:p>
      <text:p text:style-name="P2"><text:line-break/>Current patent issues include:</text:p>
      <text:p text:style-name="P2">Any MPEG based format</text:p>
      <text:p text:style-name="P1"/>
      <text:h text:style-name="Heading_20_2" text:outline-level="2">Multiple implementations</text:h>
      <text:p text:style-name="P2"/>
      <text:p text:style-name="Heading"><text:soft-page-break/>The Contenders</text:p>
      <text:p text:style-name="P2"/>
      <text:p text:style-name="P2">Not all of the above formats are suitable for use as a preservation format, based on the NAA format requirements.</text:p>
      <text:p text:style-name="P2"/>
      <text:p text:style-name="P2">While JPEG2000 is gaining in popularity around the world (including in archival institutions), it still presents a major risk.</text:p>
      <text:p text:style-name="P2"/>
      <text:p text:style-name="P1"><text:span text:style-name="T3">Contributing companies and organisations have agreed to make the first part (the core coding system) royalty free, other parts are under no such agreement. Even so, the core coding system is made a the JPEG committee has stated that undeclared and obscure submarine patents may still present a hazard.</text:span><text:span text:style-name="T3"><text:note text:id="ftn23" text:note-class="footnote"><text:note-citation>45</text:note-citation><text:note-body><text:p text:style-name="Footnote"><text:a xlink:type="simple" xlink:href="http://www.jpeg.org/jpeg2000/CDs15444.html">http://www.jpeg.org/jpeg2000/CDs15444.html</text:a></text:p></text:note-body></text:note></text:span></text:p>
      <text:p text:style-name="P1"/>
      <text:h text:style-name="P5" text:outline-level="3"><text:bookmark text:name="Motion_JPEG_2000"/>Motion JPEG 2000</text:h>
      <text:p text:style-name="Text_20_body">Motion JPEG 2000 is defined in ISO/IEC 15444-3 and in ITU-T T.802<text:bookmark text:name="cite_ref-27"/><text:a xlink:type="simple" xlink:href="http://en.wikipedia.org/wiki/JPEG_2000#cite_note-27">[28]</text:a>. It specifies the use of the JPEG 2000 codec for timed sequences of images (motion sequences), possibly combined with audio, and composed into an overall presentation.<text:bookmark text:name="cite_ref-ISO-15444-3_28-0"/><text:a xlink:type="simple" xlink:href="http://en.wikipedia.org/wiki/JPEG_2000#cite_note-ISO-15444-3-28">[29]</text:a><text:bookmark text:name="cite_ref-29"/><text:a xlink:type="simple" xlink:href="http://en.wikipedia.org/wiki/JPEG_2000#cite_note-29">[30]</text:a> It also defines a file format, based on ISO base media file format (ISO 15444-12). Filename extensions for Motion JPEG 2000 video files are <text:span text:style-name="T1">.mj2</text:span> and <text:span text:style-name="T1">.mjp2</text:span> according to <text:a xlink:type="simple" xlink:href="http://tools.ietf.org/html/rfc3745">RFC 3745</text:a>.</text:p>
      <text:p text:style-name="Text_20_body">Motion JPEG 2000 (often referenced as MJ2 or MJP2) is the leading <text:a xlink:type="simple" xlink:href="http://en.wikipedia.org/wiki/Digital_cinema">digital cinema</text:a> standard currently supported by <text:a xlink:type="simple" xlink:href="http://en.wikipedia.org/wiki/Digital_Cinema_Initiatives">Digital Cinema Initiatives</text:a> (a consortium of most major studios and vendors) for the storage, distribution and exhibition of <text:a xlink:type="simple" xlink:href="http://en.wikipedia.org/wiki/Motion_pictures">motion pictures</text:a>. It also is under consideration as a digital archival format by the <text:a xlink:type="simple" xlink:href="http://en.wikipedia.org/wiki/Library_of_Congress">Library of Congress</text:a>. It is an open <text:a xlink:type="simple" xlink:href="http://en.wikipedia.org/wiki/International_Organization_for_Standardization">ISO</text:a> standard and an advanced update to <text:a xlink:type="simple" xlink:href="http://en.wikipedia.org/wiki/MJPEG">MJPEG</text:a> (or MJ), which was based on the legacy <text:a xlink:type="simple" xlink:href="http://en.wikipedia.org/wiki/JPEG">JPEG</text:a> format. 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 Its physical structure does not depend on time ordering, but it does employ a separate profile to complement the data. For audio, it supports <text:a xlink:type="simple" xlink:href="http://en.wikipedia.org/wiki/LPCM">LPCM</text:a> encoding, as well as various MPEG-4 variants, as "raw" or complement data.<text:bookmark text:name="cite_ref-30"/><text:a xlink:type="simple" xlink:href="http://en.wikipedia.org/wiki/JPEG_2000#cite_note-30">[31]</text:a><text:bookmark text:name="cite_ref-31"/><text:a xlink:type="simple" xlink:href="http://en.wikipedia.org/wiki/JPEG_2000#cite_note-31">[32]</text:a></text:p>
      <text:p text:style-name="P1"/>
      <text:p text:style-name="P1"/>
      <text:p text:style-name="Heading">Test cases</text:p>
      <text:p text:style-name="P2">Size of files, etc</text:p>
      <text:p text:style-name="Heading">Summary</text:p>
      <text:p text:style-name="Heading">Recommendation</text:p>
      <text:p text:style-name="P1"/>
      <text:p text:style-name="P3">Dirac has three main strands:</text:p>
      <text:list xml:id="list1066964001" text:style-name="L3">
        <text:list-item>
          <text:p text:style-name="P11"><text:span text:style-name="T3">a compression </text:span><text:a xlink:type="simple" xlink:href="http://www.bbc.co.uk/go/rd/projects/dirac/technology.shtml/ext/_auto/-/http://dirac.sourceforge.net/specification.html" office:target-frame-name="_blank" xlink:show="new"><text:span text:style-name="T3">specification</text:span></text:a><text:span text:style-name="T3"> for the bytestream and the decoder </text:span></text:p>
        </text:list-item>
        <text:list-item>
          <text:p text:style-name="P12">software for compression and decompression </text:p>
        </text:list-item>
        <text:list-item>
          <text:p text:style-name="P10">algorithms designed to support simple and efficient hardware implementations </text:p>
        </text:list-item>
      </text:list>
      <text:p text:style-name="P3">Unlike many of the other standard video compression systems, the software is not intended simply to provide reference coding and decoding, but also as a prototype implementation that can freely be modified, enhanced and deployed. The decoder implementation in particular is designed to provide <text:soft-page-break/>fast decoding whilst remaining portable across software platforms. </text:p>
      <text:p text:style-name="P2"/>
      <text:p text:style-name="P2"/>
      <text:p text:style-name="P2">Video</text:p>
      <text:p text:style-name="P2">While Motion JPEG 2000 is a community developed and widely used format, its patent encumbrance status is unknown. Indeed, the JPEG committee has warned that even part one of the standard may be susceptible to submarine patents.</text:p>
      <text:p text:style-name="P2"/>
      <text:p text:style-name="P2">Motion JPEG 2000 also heavily relies on hardware devices for encoding. The free software package x264 supports encoding, but not decoding.</text:p>
      <text:p text:style-name="P2"/>
      <text:p text:style-name="P2">Dirac<text:note text:id="ftn24" text:note-class="footnote"><text:note-citation>46</text:note-citation><text:note-body><text:p text:style-name="Footnote"><text:a xlink:type="simple" xlink:href="http://www.diracvideo.org/"><text:span text:style-name="T3">http://www.diracvideo.org/</text:span></text:a></text:p></text:note-body></text:note> is a patent free, openly specified video format<text:note text:id="ftn25" text:note-class="footnote"><text:note-citation>47</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26" text:note-class="footnote"><text:note-citation>48</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There is a commercial impoement</text:p>
      <text:p text:style-name="P2"/>
      <text:p text:style-name="P2">Audio</text:p>
      <text:p text:style-name="P2">The NAA already has a chosen format for Audio which meets all require criteria. As such, it is recommended that the FLAC format be used as the audio layer for the long term preservation of video records.</text:p>
      <text:p text:style-name="P2"/>
      <text:p text:style-name="P2">Container</text:p>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5T15:37:53</dc:date>
    <meta:editing-duration>PT13H13M30S</meta:editing-duration>
    <meta:editing-cycles>229</meta:editing-cycles>
    <meta:document-statistic meta:table-count="0" meta:image-count="0" meta:object-count="0" meta:page-count="11" meta:paragraph-count="262" meta:word-count="2651" meta:character-count="17774"/>
  </office:meta>
</office:document-meta>
</file>